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50%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none" draw:marker-end="" draw:fill-color="#eeeeee" draw:opacity="100%" draw:textarea-horizontal-align="justify" draw:textarea-vertical-align="middle" draw:auto-grow-height="false" fo:min-height="2.084cm" fo:min-width="1.834cm"/>
    </style:style>
    <style:style style:name="gr3" style:family="graphic" style:parent-style-name="standard">
      <style:graphic-properties draw:stroke="none" draw:fill-color="#5c5d52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.193cm" fo:min-width="0.62cm"/>
    </style:style>
    <style:style style:name="gr5" style:family="graphic" style:parent-style-name="standard">
      <style:graphic-properties draw:stroke="none" draw:fill-color="#ff8080" draw:textarea-horizontal-align="justify" draw:textarea-vertical-align="middle" draw:auto-grow-height="false" fo:min-height="0.375cm" fo:min-width="0.751cm"/>
    </style:style>
    <style:style style:name="gr6" style:family="graphic" style:parent-style-name="standard">
      <style:graphic-properties draw:stroke="none" draw:fill-color="#80ff80" draw:textarea-horizontal-align="justify" draw:textarea-vertical-align="middle" draw:auto-grow-height="false" fo:min-height="0.375cm" fo:min-width="0.749cm"/>
    </style:style>
    <style:style style:name="gr7" style:family="graphic" style:parent-style-name="standard">
      <style:graphic-properties draw:stroke="none" draw:fill-color="#8080ff" draw:textarea-horizontal-align="justify" draw:textarea-vertical-align="middle" draw:auto-grow-height="false" fo:min-height="0.375cm" fo:min-width="0.75cm"/>
    </style:style>
    <style:style style:name="gr8" style:family="graphic" style:parent-style-name="standard">
      <style:graphic-properties draw:stroke="none" draw:fill-color="#52555a" draw:textarea-horizontal-align="justify" draw:textarea-vertical-align="middle" draw:auto-grow-height="false" fo:min-height="1.75cm" fo:min-width="1.5cm"/>
    </style:style>
    <style:style style:name="gr9" style:family="graphic" style:parent-style-name="standard">
      <style:graphic-properties draw:stroke="none" draw:fill-color="#525459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draw:fill-color="#faf9e8" draw:textarea-horizontal-align="justify" draw:textarea-vertical-align="middle" draw:auto-grow-height="false" fo:min-height="1.75cm" fo:min-width="1.5cm"/>
    </style:style>
    <style:style style:name="gr11" style:family="graphic" style:parent-style-name="objectwithoutfill">
      <style:graphic-properties svg:stroke-width="0.081cm" svg:stroke-color="#00ccff" draw:marker-start="" draw:marker-start-width="0.321cm" draw:marker-end="Arrow_20_concave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5d5d5d" draw:textarea-horizontal-align="justify" draw:textarea-vertical-align="middle" draw:auto-grow-height="false" fo:min-height="1.75cm" fo:min-width="1.5cm"/>
    </style:style>
    <style:style style:name="gr13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89cm"/>
    </style:style>
    <style:style style:name="gr14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88cm"/>
    </style:style>
    <style:style style:name="gr15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5cm"/>
    </style:style>
    <style:style style:name="gr16" style:family="graphic" style:parent-style-name="standard">
      <style:graphic-properties draw:stroke="none" draw:fill-color="#525252" draw:textarea-horizontal-align="justify" draw:textarea-vertical-align="middle" draw:auto-grow-height="false" fo:min-height="1.75cm" fo:min-width="1.5cm"/>
    </style:style>
    <style:style style:name="gr17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9cm"/>
    </style:style>
    <style:style style:name="gr18" style:family="graphic" style:parent-style-name="standard">
      <style:graphic-properties draw:stroke="none" draw:fill-color="#545454" draw:textarea-horizontal-align="justify" draw:textarea-vertical-align="middle" draw:auto-grow-height="false" fo:min-height="1.75cm" fo:min-width="1.5cm"/>
    </style:style>
    <style:style style:name="gr19" style:family="graphic" style:parent-style-name="standard">
      <style:graphic-properties draw:stroke="none" draw:fill-color="#f3f3f3" draw:textarea-horizontal-align="justify" draw:textarea-vertical-align="middle" draw:auto-grow-height="false" fo:min-height="1.75cm" fo:min-width="1.5cm"/>
    </style:style>
    <style:style style:name="gr20" style:family="graphic" style:parent-style-name="objectwithoutfill">
      <style:graphic-properties svg:stroke-width="0.081cm" svg:stroke-color="#999999" draw:marker-start="" draw:marker-start-width="0.321cm" draw:marker-end="Arrow_20_concave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-color="#eeeeee" draw:opacity="100%"/>
      <style:paragraph-properties fo:text-align="center"/>
    </style:style>
    <style:style style:name="P3" style:family="paragraph">
      <loext:graphic-properties draw:fill-color="#5c5d52"/>
      <style:paragraph-properties fo:text-align="center"/>
    </style:style>
    <style:style style:name="P4" style:family="paragraph">
      <style:paragraph-properties fo:margin-left="0.65cm" fo:margin-right="0cm" fo:text-align="center" fo:text-indent="0cm"/>
    </style:style>
    <style:style style:name="P5" style:family="paragraph">
      <loext:graphic-properties draw:fill-color="#cccccc"/>
      <style:paragraph-properties fo:margin-left="0.65cm" fo:margin-right="0cm" fo:text-align="center" fo:text-indent="0cm"/>
      <style:text-properties style:font-name="Inconsolata1" fo:font-size="16pt"/>
    </style:style>
    <style:style style:name="P6" style:family="paragraph">
      <style:paragraph-properties fo:margin-left="0cm" fo:margin-right="0.65cm" fo:text-align="center" fo:text-indent="0cm"/>
    </style:style>
    <style:style style:name="P7" style:family="paragraph">
      <loext:graphic-properties draw:fill-color="#cccccc"/>
      <style:paragraph-properties fo:margin-left="0cm" fo:margin-right="0.65cm" fo:text-align="center" fo:text-indent="0cm"/>
      <style:text-properties style:font-name="Inconsolata1" fo:font-size="16pt"/>
    </style:style>
    <style:style style:name="P8" style:family="paragraph">
      <style:paragraph-properties fo:text-align="center"/>
    </style:style>
    <style:style style:name="P9" style:family="paragraph">
      <loext:graphic-properties draw:fill-color="#ff8080"/>
      <style:paragraph-properties fo:text-align="center"/>
      <style:text-properties style:font-name="Inconsolata1" fo:font-size="16pt"/>
    </style:style>
    <style:style style:name="P10" style:family="paragraph">
      <loext:graphic-properties draw:fill-color="#80ff80"/>
      <style:paragraph-properties fo:text-align="center"/>
      <style:text-properties style:font-name="Inconsolata1" fo:font-size="16pt"/>
    </style:style>
    <style:style style:name="P11" style:family="paragraph">
      <loext:graphic-properties draw:fill-color="#8080ff"/>
      <style:paragraph-properties fo:text-align="center"/>
      <style:text-properties style:font-name="Inconsolata1" fo:font-size="16pt"/>
    </style:style>
    <style:style style:name="P12" style:family="paragraph">
      <loext:graphic-properties draw:fill-color="#52555a"/>
      <style:paragraph-properties fo:text-align="center"/>
    </style:style>
    <style:style style:name="P13" style:family="paragraph">
      <loext:graphic-properties draw:fill-color="#525459"/>
      <style:paragraph-properties fo:text-align="center"/>
    </style:style>
    <style:style style:name="P14" style:family="paragraph">
      <loext:graphic-properties draw:fill-color="#faf9e8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5d5d5d"/>
      <style:paragraph-properties fo:text-align="center"/>
    </style:style>
    <style:style style:name="P17" style:family="paragraph">
      <loext:graphic-properties draw:fill-color="#aaaaaa"/>
      <style:paragraph-properties fo:text-align="center"/>
      <style:text-properties style:font-name="Inconsolata1" fo:font-size="16pt"/>
    </style:style>
    <style:style style:name="P18" style:family="paragraph">
      <loext:graphic-properties draw:fill-color="#525252"/>
      <style:paragraph-properties fo:text-align="center"/>
    </style:style>
    <style:style style:name="P19" style:family="paragraph">
      <loext:graphic-properties draw:fill-color="#545454"/>
      <style:paragraph-properties fo:text-align="center"/>
    </style:style>
    <style:style style:name="P20" style:family="paragraph">
      <loext:graphic-properties draw:fill-color="#f3f3f3"/>
      <style:paragraph-properties fo:text-align="center"/>
    </style:style>
    <style:style style:name="T1" style:family="text">
      <style:text-properties style:font-name="Inconsolata1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0.25cm" svg:height="0.5cm" svg:x="8.83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333cm" svg:height="0.5cm" svg:x="9.08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249cm" svg:height="0.5cm" svg:x="9.417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25cm" svg:height="0.5cm" svg:x="10.08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333cm" svg:height="0.5cm" svg:x="10.33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249cm" svg:height="0.5cm" svg:x="10.667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25cm" svg:height="0.5cm" svg:x="11.33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333cm" svg:height="0.5cm" svg:x="11.58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0.249cm" svg:height="0.5cm" svg:x="11.917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249cm" svg:height="0.5cm" svg:x="5.9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249cm" svg:height="0.5cm" svg:x="4.66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249cm" svg:height="0.5cm" svg:x="3.4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249cm" svg:height="0.5cm" svg:x="9.4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249cm" svg:height="0.5cm" svg:x="10.66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249cm" svg:height="0.5cm" svg:x="11.9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249cm" svg:height="0.5cm" svg:x="15.4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249cm" svg:height="0.5cm" svg:x="16.66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249cm" svg:height="0.5cm" svg:x="17.917cm" svg:y="4.0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15.334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5.501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17.699cm" svg:y="4.041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14.001cm" svg:y="4.041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.251cm" svg:height="0.625cm" svg:x="14.626cm" svg:y="4.041cm">
          <text:p text:style-name="P8"><text:span text:style-name="T1">092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49cm" svg:height="0.625cm" svg:x="15.877cm" svg:y="4.041cm">
          <text:p text:style-name="P8"><text:span text:style-name="T1">09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5cm" svg:height="0.625cm" svg:x="17.126cm" svg:y="4.041cm">
          <text:p text:style-name="P8"><text:span text:style-name="T1">08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3.333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cm" svg:x="3.5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5.698cm" svg:y="4.033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2cm" svg:y="4.033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.251cm" svg:height="0.625cm" svg:x="2.625cm" svg:y="4.033cm">
          <text:p text:style-name="P8"><text:span text:style-name="T1">082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49cm" svg:height="0.625cm" svg:x="3.876cm" svg:y="4.033cm">
          <text:p text:style-name="P8"><text:span text:style-name="T1">085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5cm" svg:height="0.625cm" svg:x="5.125cm" svg:y="4.033cm">
          <text:p text:style-name="P8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9.333cm" svg:y="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cm" svg:height="2cm" svg:x="9.5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11.698cm" svg:y="4.033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8cm" svg:y="4.033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.251cm" svg:height="0.625cm" svg:x="8.625cm" svg:y="4.033cm">
          <text:p text:style-name="P8"><text:span text:style-name="T1">082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49cm" svg:height="0.625cm" svg:x="9.876cm" svg:y="4.033cm">
          <text:p text:style-name="P8"><text:span text:style-name="T1">084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5cm" svg:height="0.625cm" svg:x="11.125cm" svg:y="4.033cm">
          <text:p text:style-name="P8"><text:span text:style-name="T1">0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9.333cm" svg:y="6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2cm" svg:x="9.5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11.698cm" svg:y="9.041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8cm" svg:y="9.041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.251cm" svg:height="0.625cm" svg:x="8.625cm" svg:y="9.041cm">
          <text:p text:style-name="P8"><text:span text:style-name="T1">25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49cm" svg:height="0.625cm" svg:x="9.876cm" svg:y="9.041cm">
          <text:p text:style-name="P8"><text:span text:style-name="T1">249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5cm" svg:height="0.625cm" svg:x="11.125cm" svg:y="9.041cm">
          <text:p text:style-name="P8"><text:span text:style-name="T1">232</text:span>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curve" svg:x1="8.958cm" svg:y1="9.083cm" svg:x2="3.541cm" svg:y2="4.583cm" draw:start-shape="id1" draw:start-glue-point="0" draw:end-shape="id2" draw:end-glue-point="2" svg:d="M8958 9083c0-3375-5417-1125-5417-4500" svg:viewBox="0 0 5418 4501">
          <text:p/>
        </draw:connector>
        <draw:connector draw:style-name="gr11" draw:text-style-name="P15" draw:layer="layout" draw:type="curve" svg:x1="9.249cm" svg:y1="9.083cm" svg:x2="4.791cm" svg:y2="4.583cm" draw:start-shape="id3" draw:start-glue-point="0" draw:end-shape="id4" draw:end-glue-point="2" svg:d="M9249 9083c0-3375-4458-1125-4458-4500" svg:viewBox="0 0 4459 4501">
          <text:p/>
        </draw:connector>
        <draw:connector draw:style-name="gr11" draw:text-style-name="P15" draw:layer="layout" draw:type="curve" svg:x1="9.541cm" svg:y1="9.083cm" svg:x2="6.041cm" svg:y2="4.583cm" draw:start-shape="id5" draw:start-glue-point="0" draw:end-shape="id6" draw:end-glue-point="2" svg:d="M9541 9083c0-3375-3500-1125-3500-4500" svg:viewBox="0 0 3501 4501">
          <text:p/>
        </draw:connector>
        <draw:connector draw:style-name="gr11" draw:text-style-name="P15" draw:layer="layout" draw:type="curve" svg:x1="10.208cm" svg:y1="9.083cm" svg:x2="9.541cm" svg:y2="4.583cm" draw:start-shape="id7" draw:start-glue-point="0" draw:end-shape="id8" draw:end-glue-point="2" svg:d="M10208 9083c0-3375-667-1125-667-4500" svg:viewBox="0 0 668 4501">
          <text:p/>
        </draw:connector>
        <draw:connector draw:style-name="gr11" draw:text-style-name="P15" draw:layer="layout" draw:type="curve" svg:x1="10.499cm" svg:y1="9.083cm" svg:x2="10.791cm" svg:y2="4.583cm" draw:start-shape="id9" draw:start-glue-point="0" draw:end-shape="id10" draw:end-glue-point="2" svg:d="M10499 9083c0-3375 292-1125 292-4500" svg:viewBox="0 0 293 4501">
          <text:p/>
        </draw:connector>
        <draw:connector draw:style-name="gr11" draw:text-style-name="P15" draw:layer="layout" draw:type="curve" svg:x1="10.791cm" svg:y1="9.083cm" svg:x2="12.041cm" svg:y2="4.583cm" draw:start-shape="id11" draw:start-glue-point="0" draw:end-shape="id12" draw:end-glue-point="2" svg:d="M10791 9083c0-3375 1250-1125 1250-4500" svg:viewBox="0 0 1251 4501">
          <text:p/>
        </draw:connector>
        <draw:connector draw:style-name="gr11" draw:text-style-name="P15" draw:layer="layout" draw:type="curve" svg:x1="11.458cm" svg:y1="9.083cm" svg:x2="15.541cm" svg:y2="4.583cm" draw:start-shape="id13" draw:start-glue-point="0" draw:end-shape="id14" draw:end-glue-point="2" svg:d="M11458 9083c0-3375 4083-1125 4083-4500" svg:viewBox="0 0 4084 4501">
          <text:p/>
        </draw:connector>
        <draw:connector draw:style-name="gr11" draw:text-style-name="P15" draw:layer="layout" draw:type="curve" svg:x1="11.749cm" svg:y1="9.083cm" svg:x2="16.791cm" svg:y2="4.583cm" draw:start-shape="id15" draw:start-glue-point="0" draw:end-shape="id16" draw:end-glue-point="2" svg:d="M11749 9083c0-3375 5042-1125 5042-4500" svg:viewBox="0 0 5043 4501">
          <text:p/>
        </draw:connector>
        <draw:connector draw:style-name="gr11" draw:text-style-name="P15" draw:layer="layout" draw:type="curve" svg:x1="12.041cm" svg:y1="9.083cm" svg:x2="18.041cm" svg:y2="4.583cm" draw:start-shape="id17" draw:start-glue-point="0" draw:end-shape="id18" draw:end-glue-point="2" svg:d="M12041 9083c0-3375 6000-1125 6000-4500" svg:viewBox="0 0 6001 4501">
          <text:p/>
        </draw:connector>
      </draw:page>
      <draw:page draw:name="page2" draw:style-name="dp1" draw:master-page-name="Domyślnie">
        <draw:custom-shape draw:style-name="gr1" draw:text-style-name="P1" xml:id="id19" draw:id="id19" draw:layer="layout" svg:width="0.25cm" svg:height="0.5cm" svg:x="8.83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3cm" svg:height="0.5cm" svg:x="9.08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0.5cm" svg:x="9.417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5cm" svg:x="10.08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0.333cm" svg:height="0.5cm" svg:x="10.33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0.5cm" svg:x="10.667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5cm" svg:x="11.33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3cm" svg:height="0.5cm" svg:x="11.583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0.249cm" svg:height="0.5cm" svg:x="11.917cm" svg:y="9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0.249cm" svg:height="0.5cm" svg:x="5.9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0.249cm" svg:height="0.5cm" svg:x="4.66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0.249cm" svg:height="0.5cm" svg:x="3.4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0.249cm" svg:height="0.5cm" svg:x="9.4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0.249cm" svg:height="0.5cm" svg:x="10.66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0.249cm" svg:height="0.5cm" svg:x="11.9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0.249cm" svg:height="0.5cm" svg:x="15.41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0.249cm" svg:height="0.5cm" svg:x="16.667cm" svg:y="4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0.249cm" svg:height="0.5cm" svg:x="17.917cm" svg:y="4.0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15.335cm" svg:y="1.5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cm" svg:height="2cm" svg:x="15.502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17.7cm" svg:y="4.041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14.002cm" svg:y="4.041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.289cm" svg:height="0.625cm" svg:x="14.627cm" svg:y="4.041cm">
          <text:p text:style-name="P8"><text:span text:style-name="T1">093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288cm" svg:height="0.625cm" svg:x="15.878cm" svg:y="4.041cm">
          <text:p text:style-name="P8"><text:span text:style-name="T1">093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5cm" svg:height="0.625cm" svg:x="17.127cm" svg:y="4.041cm">
          <text:p text:style-name="P8"><text:span text:style-name="T1">0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3.334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cm" svg:height="2cm" svg:x="3.501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5.699cm" svg:y="4.033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2.001cm" svg:y="4.033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29cm" svg:height="0.625cm" svg:x="2.626cm" svg:y="4.033cm">
          <text:p text:style-name="P8"><text:span text:style-name="T1">082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289cm" svg:height="0.625cm" svg:x="3.877cm" svg:y="4.033cm">
          <text:p text:style-name="P8"><text:span text:style-name="T1">082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5cm" svg:height="0.625cm" svg:x="5.126cm" svg:y="4.033cm">
          <text:p text:style-name="P8"><text:span text:style-name="T1">08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9.334cm" svg:y="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2cm" svg:height="2cm" svg:x="9.501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11.699cm" svg:y="4.033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8.001cm" svg:y="4.033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29cm" svg:height="0.625cm" svg:x="8.626cm" svg:y="4.033cm">
          <text:p text:style-name="P8"><text:span text:style-name="T1">084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289cm" svg:height="0.625cm" svg:x="9.877cm" svg:y="4.033cm">
          <text:p text:style-name="P8"><text:span text:style-name="T1">084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5cm" svg:height="0.625cm" svg:x="11.126cm" svg:y="4.033cm">
          <text:p text:style-name="P8"><text:span text:style-name="T1">0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4cm" svg:height="2.334cm" svg:x="9.334cm" svg:y="6.5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cm" svg:height="2cm" svg:x="9.501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302cm" svg:height="0.625cm" svg:x="11.699cm" svg:y="9.041cm">
          <text:p text:style-name="P4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302cm" svg:height="0.625cm" svg:x="8.001cm" svg:y="9.041cm">
          <text:p text:style-name="P6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29cm" svg:height="0.625cm" svg:x="8.626cm" svg:y="9.041cm">
          <text:p text:style-name="P8"><text:span text:style-name="T1">24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289cm" svg:height="0.625cm" svg:x="9.877cm" svg:y="9.041cm">
          <text:p text:style-name="P8"><text:span text:style-name="T1">243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5cm" svg:height="0.625cm" svg:x="11.126cm" svg:y="9.041cm">
          <text:p text:style-name="P8"><text:span text:style-name="T1">243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draw:type="curve" svg:x1="8.958cm" svg:y1="9.083cm" svg:x2="3.541cm" svg:y2="4.583cm" draw:start-shape="id19" draw:start-glue-point="0" draw:end-shape="id20" draw:end-glue-point="2" svg:d="M8958 9083c0-3375-5417-1125-5417-4500" svg:viewBox="0 0 5418 4501">
          <text:p/>
        </draw:connector>
        <draw:connector draw:style-name="gr20" draw:text-style-name="P15" draw:layer="layout" draw:type="curve" svg:x1="8.958cm" svg:y1="9.083cm" svg:x2="4.791cm" svg:y2="4.583cm" draw:start-shape="id19" draw:start-glue-point="0" draw:end-shape="id21" draw:end-glue-point="2" svg:d="M8958 9083c0-3375-4167-1125-4167-4500" svg:viewBox="0 0 4168 4501">
          <text:p/>
        </draw:connector>
        <draw:connector draw:style-name="gr20" draw:text-style-name="P15" draw:layer="layout" draw:type="curve" svg:x1="8.958cm" svg:y1="9.083cm" svg:x2="6.041cm" svg:y2="4.583cm" draw:start-shape="id19" draw:start-glue-point="0" draw:end-shape="id22" draw:end-glue-point="2" svg:d="M8958 9083c0-3375-2917-1125-2917-4500" svg:viewBox="0 0 2918 4501">
          <text:p/>
        </draw:connector>
        <draw:connector draw:style-name="gr20" draw:text-style-name="P15" draw:layer="layout" draw:type="curve" svg:x1="10.499cm" svg:y1="9.083cm" svg:x2="9.541cm" svg:y2="4.583cm" draw:start-shape="id23" draw:start-glue-point="0" draw:end-shape="id24" draw:end-glue-point="2" svg:d="M10499 9083c0-3375-958-1125-958-4500" svg:viewBox="0 0 959 4501">
          <text:p/>
        </draw:connector>
        <draw:connector draw:style-name="gr20" draw:text-style-name="P15" draw:layer="layout" draw:type="curve" svg:x1="10.499cm" svg:y1="9.083cm" svg:x2="10.791cm" svg:y2="4.583cm" draw:start-shape="id23" draw:start-glue-point="0" draw:end-shape="id25" draw:end-glue-point="2" svg:d="M10499 9083c0-3375 292-1125 292-4500" svg:viewBox="0 0 293 4501">
          <text:p/>
        </draw:connector>
        <draw:connector draw:style-name="gr20" draw:text-style-name="P15" draw:layer="layout" draw:type="curve" svg:x1="10.499cm" svg:y1="9.083cm" svg:x2="12.041cm" svg:y2="4.583cm" draw:start-shape="id23" draw:start-glue-point="0" draw:end-shape="id26" draw:end-glue-point="2" svg:d="M10499 9083c0-3375 1542-1125 1542-4500" svg:viewBox="0 0 1543 4501">
          <text:p/>
        </draw:connector>
        <draw:connector draw:style-name="gr20" draw:text-style-name="P15" draw:layer="layout" draw:type="curve" svg:x1="12.041cm" svg:y1="9.083cm" svg:x2="15.541cm" svg:y2="4.583cm" draw:start-shape="id27" draw:start-glue-point="0" draw:end-shape="id28" draw:end-glue-point="2" svg:d="M12041 9083c0-3375 3500-1125 3500-4500" svg:viewBox="0 0 3501 4501">
          <text:p/>
        </draw:connector>
        <draw:connector draw:style-name="gr20" draw:text-style-name="P15" draw:layer="layout" draw:type="curve" svg:x1="12.041cm" svg:y1="9.083cm" svg:x2="16.791cm" svg:y2="4.583cm" draw:start-shape="id27" draw:start-glue-point="0" draw:end-shape="id29" draw:end-glue-point="2" svg:d="M12041 9083c0-3375 4750-1125 4750-4500" svg:viewBox="0 0 4751 4501">
          <text:p/>
        </draw:connector>
        <draw:connector draw:style-name="gr20" draw:text-style-name="P15" draw:layer="layout" draw:type="curve" svg:x1="12.041cm" svg:y1="9.083cm" svg:x2="18.041cm" svg:y2="4.583cm" draw:start-shape="id27" draw:start-glue-point="0" draw:end-shape="id30" draw:end-glue-point="2" svg:d="M12041 9083c0-3375 6000-1125 6000-4500" svg:viewBox="0 0 6001 4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3:14:45.785394563</meta:creation-date>
    <meta:generator>LibreOffice/5.1.6.2$Linux_X86_64 LibreOffice_project/10m0$Build-2</meta:generator>
    <dc:date>2017-04-16T15:18:12.703835830</dc:date>
    <meta:editing-duration>PT33M23S</meta:editing-duration>
    <meta:editing-cycles>7</meta:editing-cycles>
    <meta:document-statistic meta:object-count="110"/>
  </office:meta>
</office:document-meta>
</file>